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8" style:family="table-cell" style:parent-style-name="Default" style:data-style-name="N6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0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default-cell-style-name="ce8"/>
        <table:table-column table:style-name="co1" table:default-cell-style-name="ce4"/>
        <table:table-column table:style-name="co1" table:default-cell-style-name="ce15"/>
        <table:table-column table:style-name="co1" table:default-cell-style-name="ce8"/>
        <table:table-column table:style-name="co1" table:default-cell-style-name="ce4"/>
        <table:table-column table:style-name="co1" table:default-cell-style-name="ce15"/>
        <table:table-column table:style-name="co1" table:default-cell-style-name="ce8"/>
        <table:table-column table:style-name="co1" table:default-cell-style-name="ce4"/>
        <table:table-column table:style-name="co1" table:default-cell-style-name="ce15"/>
        <table:table-column table:style-name="co1" table:default-cell-style-name="ce8"/>
        <table:table-column table:style-name="co1" table:default-cell-style-name="ce4"/>
        <table:table-column table:style-name="co1" table:default-cell-style-name="ce15"/>
        <table:table-column table:style-name="co1" table:default-cell-style-name="ce8"/>
        <table:table-column table:style-name="co1" table:default-cell-style-name="ce4"/>
        <table:table-column table:style-name="co1" table:default-cell-style-name="ce15"/>
        <table:table-column table:style-name="co1" table:default-cell-style-name="ce8"/>
        <table:table-column table:style-name="co1" table:default-cell-style-name="ce4"/>
        <table:table-column table:style-name="co1" table:default-cell-style-name="ce15"/>
        <table:table-column table:style-name="co1" table:default-cell-style-name="ce8"/>
        <table:table-column table:style-name="co1" table:default-cell-style-name="ce4"/>
        <table:table-column table:style-name="co1" table:default-cell-style-name="ce15"/>
        <table:table-column table:style-name="co1" table:number-columns-repeated="1002" table:default-cell-style-name="ce4"/>
        <table:table-row table:style-name="ro1">
          <table:table-cell table:style-name="ce1"/>
          <table:table-cell table:style-name="ce6" office:value-type="string" calcext:value-type="string" table:number-columns-spanned="3" table:number-rows-spanned="1">
            <text:p>No CHT</text:p>
          </table:table-cell>
          <table:covered-table-cell table:style-name="ce1"/>
          <table:covered-table-cell table:style-name="ce13"/>
          <table:table-cell table:style-name="ce6" office:value-type="string" calcext:value-type="string" table:number-columns-spanned="3" table:number-rows-spanned="1">
            <text:p>Brickwall</text:p>
          </table:table-cell>
          <table:covered-table-cell table:style-name="ce1"/>
          <table:covered-table-cell table:style-name="ce13"/>
          <table:table-cell table:style-name="ce6" office:value-type="string" calcext:value-type="string" table:number-columns-spanned="3" table:number-rows-spanned="1">
            <text:p>Penalty Mean</text:p>
          </table:table-cell>
          <table:covered-table-cell table:style-name="ce1"/>
          <table:covered-table-cell table:style-name="ce13"/>
          <table:table-cell table:style-name="ce6" office:value-type="string" calcext:value-type="string" table:number-columns-spanned="3" table:number-rows-spanned="1">
            <text:p>Penalty Max</text:p>
          </table:table-cell>
          <table:covered-table-cell table:style-name="ce1"/>
          <table:covered-table-cell table:style-name="ce13"/>
          <table:table-cell table:style-name="ce6" office:value-type="string" calcext:value-type="string" table:number-columns-spanned="3" table:number-rows-spanned="1">
            <text:p>PieceWise Std</text:p>
          </table:table-cell>
          <table:covered-table-cell table:style-name="ce1"/>
          <table:covered-table-cell table:style-name="ce13"/>
          <table:table-cell table:style-name="ce6" office:value-type="string" calcext:value-type="string" table:number-columns-spanned="3" table:number-rows-spanned="1">
            <text:p>PieceWise POC</text:p>
          </table:table-cell>
          <table:covered-table-cell table:style-name="ce1"/>
          <table:covered-table-cell table:style-name="ce13"/>
          <table:table-cell table:style-name="ce6" office:value-type="string" calcext:value-type="string" table:number-columns-spanned="3" table:number-rows-spanned="1">
            <text:p>PieceWise Epsilon</text:p>
          </table:table-cell>
          <table:covered-table-cell table:style-name="ce1"/>
          <table:covered-table-cell table:style-name="ce13"/>
          <table:table-cell table:style-name="ce1" table:number-columns-repeated="1002"/>
        </table:table-row>
        <table:table-row table:style-name="ro1">
          <table:table-cell table:style-name="ce2"/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4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4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4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4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4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4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4" office:value-type="string" calcext:value-type="string">
            <text:p>30D</text:p>
          </table:table-cell>
          <table:table-cell table:style-name="ce2" table:number-columns-repeated="1002"/>
        </table:table-row>
        <table:table-row table:style-name="ro1">
          <table:table-cell table:style-name="ce3" office:value-type="string" calcext:value-type="string">
            <text:p>Fit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-5.03330894928826" calcext:value-type="float">
            <text:p>-5.0333089493</text:p>
          </table:table-cell>
          <table:table-cell office:value-type="float" office:value="-4.16014402340875" calcext:value-type="float">
            <text:p>-4.1601440234</text:p>
          </table:table-cell>
          <table:table-cell office:value-type="float" office:value="-3.27079926057314" calcext:value-type="float">
            <text:p>-3.2707992606</text:p>
          </table:table-cell>
          <table:table-cell table:number-columns-repeated="2" office:value-type="string" calcext:value-type="string">
            <text:p>NaN</text:p>
          </table:table-cell>
          <table:table-cell table:style-name="ce4" office:value-type="string" calcext:value-type="string">
            <text:p>NaN</text:p>
          </table:table-cell>
          <table:table-cell office:value-type="float" office:value="-4.15744791415707" calcext:value-type="float">
            <text:p>-4.1574479142</text:p>
          </table:table-cell>
          <table:table-cell office:value-type="float" office:value="-2.00058504093661" calcext:value-type="float">
            <text:p>-2.0005850409</text:p>
          </table:table-cell>
          <table:table-cell office:value-type="float" office:value="-0.852083204374129" calcext:value-type="float">
            <text:p>-0.8520832044</text:p>
          </table:table-cell>
          <table:table-cell office:value-type="float" office:value="-4.12141845871654" calcext:value-type="float">
            <text:p>-4.1214184587</text:p>
          </table:table-cell>
          <table:table-cell office:value-type="float" office:value="-1.50269939525053" calcext:value-type="float">
            <text:p>-1.5026993953</text:p>
          </table:table-cell>
          <table:table-cell office:value-type="float" office:value="-0.124549452679724" calcext:value-type="float">
            <text:p>-0.1245494527</text:p>
          </table:table-cell>
          <table:table-cell office:value-type="float" office:value="-3.16503985867098" calcext:value-type="float">
            <text:p>-3.1650398587</text:p>
          </table:table-cell>
          <table:table-cell office:value-type="float" office:value="0.122175006780881" calcext:value-type="float">
            <text:p>0.1221750068</text:p>
          </table:table-cell>
          <table:table-cell office:value-type="float" office:value="2.35204699014155" calcext:value-type="float">
            <text:p>2.3520469901</text:p>
          </table:table-cell>
          <table:table-cell office:value-type="float" office:value="-2.89535750256671" calcext:value-type="float">
            <text:p>-2.8953575026</text:p>
          </table:table-cell>
          <table:table-cell office:value-type="float" office:value="0.136420167423155" calcext:value-type="float">
            <text:p>0.1364201674</text:p>
          </table:table-cell>
          <table:table-cell office:value-type="float" office:value="2.88644253485245" calcext:value-type="float">
            <text:p>2.8864425349</text:p>
          </table:table-cell>
          <table:table-cell office:value-type="float" office:value="-3.45500518662757" calcext:value-type="float">
            <text:p>-3.4550051866</text:p>
          </table:table-cell>
          <table:table-cell office:value-type="float" office:value="-1.26455484031647" calcext:value-type="float">
            <text:p>-1.2645548403</text:p>
          </table:table-cell>
          <table:table-cell office:value-type="float" office:value="0.84653196913275" calcext:value-type="float">
            <text:p>0.84653196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x</text:p>
          </table:table-cell>
          <table:table-cell table:style-name="ce9" office:value-type="string" calcext:value-type="string">
            <text:p>4.9E-324</text:p>
          </table:table-cell>
          <table:table-cell table:style-name="ce11" office:value-type="string" calcext:value-type="string">
            <text:p>4.9E-324</text:p>
          </table:table-cell>
          <table:table-cell table:style-name="ce16" office:value-type="string" calcext:value-type="string">
            <text:p>4.9E-324</text:p>
          </table:table-cell>
          <table:table-cell table:style-name="ce18" office:value-type="float" office:value="1.79769313486232E+308" calcext:value-type="float">
            <text:p>1.80E+308</text:p>
          </table:table-cell>
          <table:table-cell table:number-columns-repeated="2" table:style-name="ce20" office:value-type="float" office:value="1.79769313486232E+308" calcext:value-type="float">
            <text:p>1.80E+308</text:p>
          </table:table-cell>
          <table:table-cell table:style-name="ce9" office:value-type="string" calcext:value-type="string">
            <text:p>4.9E-324</text:p>
          </table:table-cell>
          <table:table-cell table:style-name="ce11" office:value-type="string" calcext:value-type="string">
            <text:p>4.9E-324</text:p>
          </table:table-cell>
          <table:table-cell table:style-name="ce16" office:value-type="string" calcext:value-type="string">
            <text:p>4.9E-324</text:p>
          </table:table-cell>
          <table:table-cell table:style-name="ce9" office:value-type="string" calcext:value-type="string">
            <text:p>4.9E-324</text:p>
          </table:table-cell>
          <table:table-cell table:style-name="ce11" office:value-type="string" calcext:value-type="string">
            <text:p>4.9E-324</text:p>
          </table:table-cell>
          <table:table-cell office:value-type="float" office:value="0.276631269009509" calcext:value-type="float">
            <text:p>0.276631269</text:p>
          </table:table-cell>
          <table:table-cell table:style-name="ce9" office:value-type="string" calcext:value-type="string">
            <text:p>4.9E-324</text:p>
          </table:table-cell>
          <table:table-cell office:value-type="float" office:value="0.971173900871235" calcext:value-type="float">
            <text:p>0.9711739009</text:p>
          </table:table-cell>
          <table:table-cell office:value-type="float" office:value="2.9556519318015" calcext:value-type="float">
            <text:p>2.9556519318</text:p>
          </table:table-cell>
          <table:table-cell table:style-name="ce9" office:value-type="string" calcext:value-type="string">
            <text:p>4.9E-324</text:p>
          </table:table-cell>
          <table:table-cell office:value-type="float" office:value="0.996707703386985" calcext:value-type="float">
            <text:p>0.9967077034</text:p>
          </table:table-cell>
          <table:table-cell office:value-type="float" office:value="3.07802414326957" calcext:value-type="float">
            <text:p>3.0780241433</text:p>
          </table:table-cell>
          <table:table-cell table:style-name="ce9" office:value-type="string" calcext:value-type="string">
            <text:p>4.9E-324</text:p>
          </table:table-cell>
          <table:table-cell table:style-name="ce11" office:value-type="string" calcext:value-type="string">
            <text:p>4.9E-324</text:p>
          </table:table-cell>
          <table:table-cell office:value-type="float" office:value="1.26247402669683" calcext:value-type="float">
            <text:p>1.262474026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-5.05297442667067" calcext:value-type="float">
            <text:p>-5.0529744267</text:p>
          </table:table-cell>
          <table:table-cell office:value-type="float" office:value="-4.38779941274106" calcext:value-type="float">
            <text:p>-4.3877994127</text:p>
          </table:table-cell>
          <table:table-cell office:value-type="float" office:value="-3.70861007907209" calcext:value-type="float">
            <text:p>-3.7086100791</text:p>
          </table:table-cell>
          <table:table-cell table:style-name="ce18" office:value-type="float" office:value="1.79769313486232E+308" calcext:value-type="float">
            <text:p>1.80E+308</text:p>
          </table:table-cell>
          <table:table-cell table:number-columns-repeated="2" table:style-name="ce20" office:value-type="float" office:value="1.79769313486232E+308" calcext:value-type="float">
            <text:p>1.80E+308</text:p>
          </table:table-cell>
          <table:table-cell office:value-type="float" office:value="-4.93743311724064" calcext:value-type="float">
            <text:p>-4.9374331172</text:p>
          </table:table-cell>
          <table:table-cell office:value-type="float" office:value="-2.39279477276011" calcext:value-type="float">
            <text:p>-2.3927947728</text:p>
          </table:table-cell>
          <table:table-cell office:value-type="float" office:value="-1.13584913837148" calcext:value-type="float">
            <text:p>-1.1358491384</text:p>
          </table:table-cell>
          <table:table-cell office:value-type="float" office:value="-4.96122572004688" calcext:value-type="float">
            <text:p>-4.96122572</text:p>
          </table:table-cell>
          <table:table-cell office:value-type="float" office:value="-1.97371168253444" calcext:value-type="float">
            <text:p>-1.9737116825</text:p>
          </table:table-cell>
          <table:table-cell office:value-type="float" office:value="-0.719412767581502" calcext:value-type="float">
            <text:p>-0.7194127676</text:p>
          </table:table-cell>
          <table:table-cell office:value-type="float" office:value="-4.88354448452162" calcext:value-type="float">
            <text:p>-4.8835444845</text:p>
          </table:table-cell>
          <table:table-cell office:value-type="float" office:value="-1.04054717183874" calcext:value-type="float">
            <text:p>-1.0405471718</text:p>
          </table:table-cell>
          <table:table-cell office:value-type="float" office:value="1.52156209485071" calcext:value-type="float">
            <text:p>1.5215620949</text:p>
          </table:table-cell>
          <table:table-cell office:value-type="float" office:value="-4.00649274102648" calcext:value-type="float">
            <text:p>-4.006492741</text:p>
          </table:table-cell>
          <table:table-cell office:value-type="float" office:value="-0.667029442816338" calcext:value-type="float">
            <text:p>-0.6670294428</text:p>
          </table:table-cell>
          <table:table-cell office:value-type="float" office:value="2.37559773200281" calcext:value-type="float">
            <text:p>2.375597732</text:p>
          </table:table-cell>
          <table:table-cell office:value-type="float" office:value="-3.96380395210599" calcext:value-type="float">
            <text:p>-3.9638039521</text:p>
          </table:table-cell>
          <table:table-cell office:value-type="float" office:value="-2.2285922988701" calcext:value-type="float">
            <text:p>-2.2285922989</text:p>
          </table:table-cell>
          <table:table-cell office:value-type="float" office:value="0.163530901141165" calcext:value-type="float">
            <text:p>0.163530901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dDev</text:p>
          </table:table-cell>
          <table:table-cell office:value-type="float" office:value="0.0239520374994541" calcext:value-type="float">
            <text:p>0.0239520375</text:p>
          </table:table-cell>
          <table:table-cell office:value-type="float" office:value="0.11839400293108" calcext:value-type="float">
            <text:p>0.1183940029</text:p>
          </table:table-cell>
          <table:table-cell office:value-type="float" office:value="0.177192927761304" calcext:value-type="float">
            <text:p>0.1771929278</text:p>
          </table:table-cell>
          <table:table-cell table:number-columns-repeated="2" office:value-type="string" calcext:value-type="string">
            <text:p>NaN</text:p>
          </table:table-cell>
          <table:table-cell table:style-name="ce4" office:value-type="string" calcext:value-type="string">
            <text:p>NaN</text:p>
          </table:table-cell>
          <table:table-cell office:value-type="float" office:value="0.408763284661492" calcext:value-type="float">
            <text:p>0.4087632847</text:p>
          </table:table-cell>
          <table:table-cell office:value-type="float" office:value="0.152677050138496" calcext:value-type="float">
            <text:p>0.1526770501</text:p>
          </table:table-cell>
          <table:table-cell office:value-type="float" office:value="0.151298103049655" calcext:value-type="float">
            <text:p>0.151298103</text:p>
          </table:table-cell>
          <table:table-cell office:value-type="float" office:value="0.403756971286995" calcext:value-type="float">
            <text:p>0.4037569713</text:p>
          </table:table-cell>
          <table:table-cell office:value-type="float" office:value="0.220489181508214" calcext:value-type="float">
            <text:p>0.2204891815</text:p>
          </table:table-cell>
          <table:table-cell office:value-type="float" office:value="0.266892216646797" calcext:value-type="float">
            <text:p>0.2668922166</text:p>
          </table:table-cell>
          <table:table-cell office:value-type="float" office:value="0.475229165500606" calcext:value-type="float">
            <text:p>0.4752291655</text:p>
          </table:table-cell>
          <table:table-cell office:value-type="float" office:value="0.429788027559423" calcext:value-type="float">
            <text:p>0.4297880276</text:p>
          </table:table-cell>
          <table:table-cell office:value-type="float" office:value="0.348031400351138" calcext:value-type="float">
            <text:p>0.3480314004</text:p>
          </table:table-cell>
          <table:table-cell office:value-type="float" office:value="0.454872873761341" calcext:value-type="float">
            <text:p>0.4548728738</text:p>
          </table:table-cell>
          <table:table-cell office:value-type="float" office:value="0.427948512955124" calcext:value-type="float">
            <text:p>0.427948513</text:p>
          </table:table-cell>
          <table:table-cell office:value-type="float" office:value="0.168321981093548" calcext:value-type="float">
            <text:p>0.1683219811</text:p>
          </table:table-cell>
          <table:table-cell office:value-type="float" office:value="0.24862699197629" calcext:value-type="float">
            <text:p>0.248626992</text:p>
          </table:table-cell>
          <table:table-cell office:value-type="float" office:value="0.301944309341527" calcext:value-type="float">
            <text:p>0.3019443093</text:p>
          </table:table-cell>
          <table:table-cell office:value-type="float" office:value="0.28231730776489" calcext:value-type="float">
            <text:p>0.2823173078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Violation</text:p>
          </table:table-cell>
          <table:table-cell table:style-name="ce10"/>
          <table:table-cell table:style-name="ce12"/>
          <table:table-cell table:style-name="ce17"/>
          <table:table-cell table:style-name="ce10"/>
          <table:table-cell table:style-name="ce12" table:number-columns-repeated="2"/>
          <table:table-cell table:style-name="ce10"/>
          <table:table-cell table:style-name="ce12"/>
          <table:table-cell table:style-name="ce17"/>
          <table:table-cell table:style-name="ce10"/>
          <table:table-cell table:style-name="ce12"/>
          <table:table-cell table:style-name="ce17"/>
          <table:table-cell table:style-name="ce10"/>
          <table:table-cell table:style-name="ce12"/>
          <table:table-cell table:style-name="ce17"/>
          <table:table-cell table:style-name="ce10"/>
          <table:table-cell table:style-name="ce12"/>
          <table:table-cell table:style-name="ce17"/>
          <table:table-cell table:style-name="ce10"/>
          <table:table-cell table:style-name="ce12"/>
          <table:table-cell table:style-name="ce17"/>
          <table:table-cell table:style-name="ce12" table:number-columns-repeated="1002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4.444796133282" calcext:value-type="float">
            <text:p>14.4447961333</text:p>
          </table:table-cell>
          <table:table-cell office:value-type="float" office:value="10.4277004373165" calcext:value-type="float">
            <text:p>10.4277004373</text:p>
          </table:table-cell>
          <table:table-cell office:value-type="float" office:value="7.56695626537539" calcext:value-type="float">
            <text:p>7.5669562654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office:value-type="float" office:value="9.31459373427653" calcext:value-type="float">
            <text:p>9.3145937343</text:p>
          </table:table-cell>
          <table:table-cell office:value-type="float" office:value="1.56167147432555" calcext:value-type="float">
            <text:p>1.5616714743</text:p>
          </table:table-cell>
          <table:table-cell office:value-type="float" office:value="0.656010012224014" calcext:value-type="float">
            <text:p>0.6560100122</text:p>
          </table:table-cell>
          <table:table-cell office:value-type="float" office:value="10.4361090421397" calcext:value-type="float">
            <text:p>10.4361090421</text:p>
          </table:table-cell>
          <table:table-cell office:value-type="float" office:value="0.827693624904387" calcext:value-type="float">
            <text:p>0.8276936249</text:p>
          </table:table-cell>
          <table:table-cell office:value-type="float" office:value="0.44130283469717" calcext:value-type="float">
            <text:p>0.4413028347</text:p>
          </table:table-cell>
          <table:table-cell office:value-type="float" office:value="5.0445467230105" calcext:value-type="float">
            <text:p>5.044546723</text:p>
          </table:table-cell>
          <table:table-cell office:value-type="float" office:value="0.608141013024933" calcext:value-type="float">
            <text:p>0.608141013</text:p>
          </table:table-cell>
          <table:table-cell office:value-type="float" office:value="0.261197478034639" calcext:value-type="float">
            <text:p>0.261197478</text:p>
          </table:table-cell>
          <table:table-cell office:value-type="float" office:value="3.78494182806097" calcext:value-type="float">
            <text:p>3.7849418281</text:p>
          </table:table-cell>
          <table:table-cell office:value-type="float" office:value="0.549203297801252" calcext:value-type="float">
            <text:p>0.5492032978</text:p>
          </table:table-cell>
          <table:table-cell office:value-type="float" office:value="0.150240970633064" calcext:value-type="float">
            <text:p>0.1502409706</text:p>
          </table:table-cell>
          <table:table-cell office:value-type="float" office:value="5.5170596848804" calcext:value-type="float">
            <text:p>5.5170596849</text:p>
          </table:table-cell>
          <table:table-cell office:value-type="float" office:value="0.380212040301018" calcext:value-type="float">
            <text:p>0.3802120403</text:p>
          </table:table-cell>
          <table:table-cell office:value-type="float" office:value="0.115624253576065" calcext:value-type="float">
            <text:p>0.115624253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91328943222611" calcext:value-type="float">
            <text:p>0.3913289432</text:p>
          </table:table-cell>
          <table:table-cell office:value-type="float" office:value="0" calcext:value-type="float">
            <text:p>0</text:p>
          </table:table-cell>
          <table:table-cell office:value-type="float" office:value="0.943014505844737" calcext:value-type="float">
            <text:p>0.9430145058</text:p>
          </table:table-cell>
          <table:table-cell office:value-type="float" office:value="0.0105899332150668" calcext:value-type="float">
            <text:p>0.0105899332</text:p>
          </table:table-cell>
          <table:table-cell office:value-type="float" office:value="0" calcext:value-type="float">
            <text:p>0</text:p>
          </table:table-cell>
          <table:table-cell office:value-type="float" office:value="0.292969325876696" calcext:value-type="float">
            <text:p>0.2929693259</text:p>
          </table:table-cell>
          <table:table-cell office:value-type="float" office:value="0.0509514874982647" calcext:value-type="float">
            <text:p>0.0509514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10877034076896" calcext:value-type="float">
            <text:p>0.008108770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5.3363008681948" calcext:value-type="float">
            <text:p>15.3363008682</text:p>
          </table:table-cell>
          <table:table-cell office:value-type="float" office:value="11.4649631176085" calcext:value-type="float">
            <text:p>11.4649631176</text:p>
          </table:table-cell>
          <table:table-cell office:value-type="float" office:value="9.19505813998801" calcext:value-type="float">
            <text:p>9.19505814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office:value-type="float" office:value="13.4475777031364" calcext:value-type="float">
            <text:p>13.4475777031</text:p>
          </table:table-cell>
          <table:table-cell office:value-type="float" office:value="1.72554642465046" calcext:value-type="float">
            <text:p>1.7255464247</text:p>
          </table:table-cell>
          <table:table-cell office:value-type="float" office:value="0.716582783148459" calcext:value-type="float">
            <text:p>0.7165827831</text:p>
          </table:table-cell>
          <table:table-cell office:value-type="float" office:value="14.7332801313616" calcext:value-type="float">
            <text:p>14.7332801314</text:p>
          </table:table-cell>
          <table:table-cell office:value-type="float" office:value="1.50825174259774" calcext:value-type="float">
            <text:p>1.5082517426</text:p>
          </table:table-cell>
          <table:table-cell office:value-type="float" office:value="1.0009651264144" calcext:value-type="float">
            <text:p>1.0009651264</text:p>
          </table:table-cell>
          <table:table-cell office:value-type="float" office:value="13.1379985851437" calcext:value-type="float">
            <text:p>13.1379985851</text:p>
          </table:table-cell>
          <table:table-cell office:value-type="float" office:value="0.00467626735976623" calcext:value-type="float">
            <text:p>0.0046762674</text:p>
          </table:table-cell>
          <table:table-cell office:value-type="float" office:value="0.00641509709561324" calcext:value-type="float">
            <text:p>0.0064150971</text:p>
          </table:table-cell>
          <table:table-cell office:value-type="float" office:value="7.20436339056986" calcext:value-type="float">
            <text:p>7.2043633906</text:p>
          </table:table-cell>
          <table:table-cell office:value-type="float" office:value="0.467082092028846" calcext:value-type="float">
            <text:p>0.467082092</text:p>
          </table:table-cell>
          <table:table-cell office:value-type="float" office:value="0.571977924150492" calcext:value-type="float">
            <text:p>0.5719779242</text:p>
          </table:table-cell>
          <table:table-cell office:value-type="float" office:value="7.17021093001787" calcext:value-type="float">
            <text:p>7.17021093</text:p>
          </table:table-cell>
          <table:table-cell office:value-type="float" office:value="1.28965081026601" calcext:value-type="float">
            <text:p>1.2896508103</text:p>
          </table:table-cell>
          <table:table-cell office:value-type="float" office:value="0.0315490201959546" calcext:value-type="float">
            <text:p>0.0315490202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StdDev</text:p>
          </table:table-cell>
          <table:table-cell table:style-name="ce7" office:value-type="float" office:value="0.64596348856654" calcext:value-type="float">
            <text:p>0.6459634886</text:p>
          </table:table-cell>
          <table:table-cell table:style-name="ce2" office:value-type="float" office:value="0.682088472921488" calcext:value-type="float">
            <text:p>0.6820884729</text:p>
          </table:table-cell>
          <table:table-cell table:style-name="ce14" office:value-type="float" office:value="0.797935015277865" calcext:value-type="float">
            <text:p>0.797935015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office:value-type="float" office:value="2.6011469746306" calcext:value-type="float">
            <text:p>2.6011469746</text:p>
          </table:table-cell>
          <table:table-cell table:style-name="ce2" office:value-type="float" office:value="0.798989506217723" calcext:value-type="float">
            <text:p>0.7989895062</text:p>
          </table:table-cell>
          <table:table-cell table:style-name="ce14" office:value-type="float" office:value="0.492259508631871" calcext:value-type="float">
            <text:p>0.4922595086</text:p>
          </table:table-cell>
          <table:table-cell table:style-name="ce7" office:value-type="float" office:value="2.04805599032786" calcext:value-type="float">
            <text:p>2.0480559903</text:p>
          </table:table-cell>
          <table:table-cell table:style-name="ce2" office:value-type="float" office:value="0.428794718170257" calcext:value-type="float">
            <text:p>0.4287947182</text:p>
          </table:table-cell>
          <table:table-cell table:style-name="ce14" office:value-type="float" office:value="0.299927350453269" calcext:value-type="float">
            <text:p>0.2999273505</text:p>
          </table:table-cell>
          <table:table-cell table:style-name="ce7" office:value-type="float" office:value="2.72235748440565" calcext:value-type="float">
            <text:p>2.7223574844</text:p>
          </table:table-cell>
          <table:table-cell table:style-name="ce2" office:value-type="float" office:value="0.684723923163283" calcext:value-type="float">
            <text:p>0.6847239232</text:p>
          </table:table-cell>
          <table:table-cell table:style-name="ce14" office:value-type="float" office:value="0.541612614430042" calcext:value-type="float">
            <text:p>0.5416126144</text:p>
          </table:table-cell>
          <table:table-cell table:style-name="ce7" office:value-type="float" office:value="2.0852289677566" calcext:value-type="float">
            <text:p>2.0852289678</text:p>
          </table:table-cell>
          <table:table-cell table:style-name="ce2" office:value-type="float" office:value="0.646381609789411" calcext:value-type="float">
            <text:p>0.6463816098</text:p>
          </table:table-cell>
          <table:table-cell table:style-name="ce14" office:value-type="float" office:value="0.309946855310452" calcext:value-type="float">
            <text:p>0.3099468553</text:p>
          </table:table-cell>
          <table:table-cell table:style-name="ce7" office:value-type="float" office:value="1.22600855783207" calcext:value-type="float">
            <text:p>1.2260085578</text:p>
          </table:table-cell>
          <table:table-cell table:style-name="ce2" office:value-type="float" office:value="0.405673002570291" calcext:value-type="float">
            <text:p>0.4056730026</text:p>
          </table:table-cell>
          <table:table-cell table:style-name="ce14" office:value-type="float" office:value="0.143441124287542" calcext:value-type="float">
            <text:p>0.1434411243</text:p>
          </table:table-cell>
          <table:table-cell table:style-name="ce2" table:number-columns-repeated="100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00/00/00</text:date>, <text:time style:data-style-name="N2" text:time-value="0000-00-00T00:00:02.404457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5-09-14T13:47:44.260981191</meta:creation-date>
    <meta:generator>LibreOffice/4.1.3.2$Linux_X86_64 LibreOffice_project/410m0$Build-2</meta:generator>
    <dc:date>2015-09-14T14:47:49.125200679</dc:date>
    <dc:creator>Francois </dc:creator>
    <meta:editing-duration>PT15M7S</meta:editing-duration>
    <meta:editing-cycles>4</meta:editing-cycles>
    <meta:document-statistic meta:table-count="1" meta:cell-count="206" meta:object-count="0"/>
  </office:meta>
</office:document-meta>
</file>